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0e" officeooo:paragraph-rsid="0012e50e" style:font-size-asian="10pt" style:font-size-complex="10pt"/>
    </style:style>
    <style:style style:name="P2" style:family="paragraph" style:parent-style-name="Standard">
      <style:text-properties fo:font-size="10pt" officeooo:rsid="0012e50e" officeooo:paragraph-rsid="001570b7" style:font-size-asian="10pt" style:font-size-complex="10pt"/>
    </style:style>
    <style:style style:name="P3" style:family="paragraph" style:parent-style-name="Standard">
      <style:text-properties fo:font-size="10pt" officeooo:rsid="0012e50e" officeooo:paragraph-rsid="00191ae4" style:font-size-asian="10pt" style:font-size-complex="10pt"/>
    </style:style>
    <style:style style:name="P4" style:family="paragraph" style:parent-style-name="Standard">
      <style:text-properties fo:font-size="10pt" officeooo:rsid="001570b7" officeooo:paragraph-rsid="00191ae4" style:font-size-asian="10pt" style:font-size-complex="10pt"/>
    </style:style>
    <style:style style:name="P5" style:family="paragraph" style:parent-style-name="Standard">
      <style:text-properties fo:font-size="10pt" officeooo:rsid="0013a78c" officeooo:paragraph-rsid="0013a78c" style:font-size-asian="10pt" style:font-size-complex="10pt"/>
    </style:style>
    <style:style style:name="P6" style:family="paragraph" style:parent-style-name="Standard">
      <style:text-properties fo:font-size="10pt" officeooo:rsid="00183796" officeooo:paragraph-rsid="00183796" style:font-size-asian="10pt" style:font-size-complex="10pt"/>
    </style:style>
    <style:style style:name="P7" style:family="paragraph" style:parent-style-name="Standard">
      <style:text-properties fo:font-size="10pt" officeooo:rsid="001ba2f1" officeooo:paragraph-rsid="001ba2f1" style:font-size-asian="10pt" style:font-size-complex="10pt"/>
    </style:style>
    <style:style style:name="P8" style:family="paragraph" style:parent-style-name="Standard">
      <style:text-properties fo:font-size="10pt" officeooo:rsid="001ba2f1" officeooo:paragraph-rsid="001d8450" style:font-size-asian="10pt" style:font-size-complex="10pt"/>
    </style:style>
    <style:style style:name="P9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  <style:style style:name="T5" style:family="text">
      <style:text-properties officeooo:rsid="001d8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4">target=”_blank” rel =”next”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5">target=”_<text:span text:style-name="T3">blank</text:span>”</text:p>
      <text:p text:style-name="P6">rel= ”next” relationship between object to link object.</text:p>
      <text:p text:style-name="P6"/>
      <text:p text:style-name="P7">Hyperlink reference to a link page</text:p>
      <text:p text:style-name="P7">&lt;p&gt;&lt;a href="https://www.rudzy123.com/" title="Visit rudzy123.com"&gt;Visit rudzy123.com!&lt;/a&gt;&lt;/p&gt;</text:p>
      <text:p text:style-name="P7"/>
      <text:p text:style-name="P8">Hyperlink reference to a <text:span text:style-name="T5">downloadable file.</text:span></text:p>
      <text:p text:style-name="P8">&lt;p&gt;Download our &lt;a href="_assets/syntax.zip" title="Syntax HTML reference"&gt;HTML syntax reference!&lt;/a&gt;&lt;/p&gt;</text:p>
      <text:p text:style-name="P8">&lt;p&gt;Download our &lt;a href="_assets/syntax.pdf" title="Syntax HTML reference PDF"&gt;HTML syntax reference!&lt;/a&gt;&lt;/p&gt;</text:p>
      <text:p text:style-name="P8"><text:s/>&lt;p&gt;Download our &lt;a href="_assets/syntax.pdf" title="Syntax HTML reference PDF" download&gt;HTML syntax reference!&lt;/a&gt;&lt;/p&gt;</text:p>
      <text:p text:style-name="P8"/>
      <text:p text:style-name="P9">Linking to page regions</text:p>
      <text:p text:style-name="P9"><text:s text:c="2"/>&lt;p&gt;&lt;a href="#one" title="section one"&gt;Link to Section 1&lt;/a&gt;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14T22:17:07.007125640</dc:date>
    <meta:editing-duration>PT2H47M2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1" meta:character-count="819" meta:non-whitespace-character-count="740"/>
  </office:meta>
</office:document-meta>
</file>